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9a469"/>
    </style:style>
    <style:style style:name="P2" style:family="paragraph" style:parent-style-name="Texto_20_em_20_bloco" style:master-page-name="">
      <style:paragraph-properties fo:margin-left="2.499cm" fo:margin-right="-0.004cm" fo:margin-top="0cm" fo:margin-bottom="0cm" loext:contextual-spacing="false" fo:text-align="justify" style:justify-single-word="false" fo:text-indent="0cm" style:auto-text-indent="false" style:page-number="auto"/>
      <style:text-properties style:font-name="Times New Roman" fo:font-size="10.5pt" fo:language="pt" fo:country="BR" officeooo:paragraph-rsid="0009a469" style:font-size-asian="10.5pt"/>
    </style:style>
    <style:style style:name="P3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4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5" style:family="paragraph" style:parent-style-name="Standard">
      <style:paragraph-properties fo:margin-left="0cm" fo:margin-right="0cm" fo:text-indent="2.514cm" style:auto-text-indent="false"/>
      <style:text-properties fo:color="#000000" style:font-name="Times New Roman" fo:font-size="11.5pt" fo:language="pt" fo:country="BR" officeooo:rsid="0019b2b9" officeooo:paragraph-rsid="0009a469" fo:background-color="#ffffff" style:font-size-asian="11.5pt"/>
    </style:style>
    <style:style style:name="P6" style:family="paragraph" style:parent-style-name="Standard">
      <style:paragraph-properties fo:margin-left="0cm" fo:margin-right="0cm" fo:text-indent="2.466cm" style:auto-text-indent="false"/>
      <style:text-properties style:font-name="Times New Roman" fo:font-size="11.5pt" fo:language="pt" fo:country="BR" officeooo:paragraph-rsid="0009a469" style:font-size-asian="11.5pt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font-size="11.5pt" fo:language="pt" fo:country="BR" officeooo:paragraph-rsid="0009a469" style:font-size-asian="11.5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9a469"/>
    </style:style>
    <style:style style:name="P9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9a469"/>
    </style:style>
    <style:style style:name="P10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9a469"/>
    </style:style>
    <style:style style:name="T1" style:family="text">
      <style:text-properties fo:color="#000000" style:font-name="Times New Roman" fo:font-size="11.5pt" style:font-size-asian="11.5pt"/>
    </style:style>
    <style:style style:name="T2" style:family="text">
      <style:text-properties fo:color="#000000" style:font-name="Times New Roman" fo:font-size="11.5pt" fo:font-style="italic" style:font-size-asian="11.5pt" style:font-style-asian="italic"/>
    </style:style>
    <style:style style:name="T3" style:family="text">
      <style:text-properties fo:color="#000000" style:font-name="Times New Roman" fo:font-size="11.5pt" fo:font-style="normal" style:font-size-asian="11.5pt" style:font-style-asian="normal"/>
    </style:style>
    <style:style style:name="T4" style:family="text">
      <style:text-properties fo:color="#000000" style:font-name="Times New Roman" fo:font-size="11.5pt" fo:font-weight="bold" style:font-size-asian="11.5pt" style:font-weight-asian="bold"/>
    </style:style>
    <style:style style:name="T5" style:family="text">
      <style:text-properties fo:color="#000000" style:font-name="Times New Roman" fo:font-size="11.5pt" fo:font-weight="normal" style:font-size-asian="11.5pt" style:font-weight-asian="normal"/>
    </style:style>
    <style:style style:name="T6" style:family="text">
      <style:text-properties style:font-name="Times New Roman" fo:font-size="11.5pt" style:font-size-asian="11.5pt"/>
    </style:style>
    <style:style style:name="T7" style:family="text">
      <style:text-properties style:font-name="Times New Roman" fo:font-size="11.5pt" fo:font-style="italic" style:font-size-asian="11.5pt" style:font-style-asian="italic"/>
    </style:style>
    <style:style style:name="T8" style:family="text">
      <style:text-properties style:font-name="Times New Roman" fo:font-size="11.5pt" fo:font-style="normal" style:font-size-asian="11.5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tam os autos de execução da pena aplicada a ALYSSON BRENO DA SILVA, em que o Ministério Público pugnou pela retificação da guia às fls. 27/27v, alegando erro na sua expedição, por entender que a data-base para previsão de progressão de regime para o aberto, deve ser a data em que o apenado fez jus a ingressar no semiaberto, ou seja, 21/01/2014 (fl. 28).</text:p>
      <text:p text:style-name="P4">Em seguida, certificou-se a fuga do apenado desde 19 de setembro de 2014.</text:p>
      <text:p text:style-name="P6">Relatados.</text:p>
      <text:p text:style-name="P7">Com razão o parecista, porém, deixarei de mandar retificar a guia de execução penal de fls. 27/27v em razão da fuga do apenado.</text:p>
      <text:p text:style-name="P8"><text:span text:style-name="T1">Noutra senda, anoto que a situação relatada à fl. 29 demonstra a ocorrência de falta grave (fuga), a ser devidamente apurada em audiência de justificação, com a aplicação do </text:span><text:span text:style-name="T2">due process of law</text:span><text:span text:style-name="T3">, reclamando, inclusive, exercício do direito de defesa.</text:span></text:p>
      <text:p text:style-name="P10"><text:span text:style-name="T6">Ocorre que, tendo o apenado fugido da Unidade Prisional onde se executava regime mais brando, não é concebível que, ao ser recapturado e antes de ser ouvido pelo magistrado, para lá retorne, possibilitando torne ele a escafeder-se frustrando, assim, </text:span><text:span text:style-name="T7">ad aeternum </text:span><text:span text:style-name="T8">a execução, sendo necessária, para garantia do Juízo, como ocorre na prisão preventiva, seja recolhido sob regime de maior segurança e vigilância, o que se afina plenamente com o poder geral de cautela, que informa a atividade judicante (LEP, art. 2º, CPP, art. 3º e arts. 311 e segs; e CPP, arts. 798/799).</text:span></text:p>
      <text:p text:style-name="P1"><text:span text:style-name="T6">Tal é, aliás, a posição da Corte Suprema, </text:span><text:span text:style-name="T7">verbis:</text:span></text:p>
      <text:p text:style-name="P2">Conforme interpretação dos ars. 50, II, 60 e 118, §§ 1º e 2º, da Lei 7.210/84, o Juízo das Execuções pode decretar, provisoriamente, a regressão de regime prisional do condenado foragido do presídio, sem a necessidade da prévia ouvida do sentenciado, pois essa providência cautelar não obsta a que o réu se defenda quando vier a ser preso, comprovando, se for o caso, que tinha justos motivos para o cometimento da falta grave (STF, RT 763/485).</text:p>
      <text:p text:style-name="P9"><text:span text:style-name="T1">Isto posto, acolho o parecer ministerial, mas deixo de determinar a expedição da guia de execução penal retificadora em razão da fuga do apenado, bem como decreto a regressão provisória, para o </text:span><text:span text:style-name="T4">fechado</text:span><text:span text:style-name="T5">, do regime prisional imposto ao cumprimento da pena por ALYSSON BRENO DA SILVA. </text:span></text:p>
      <text:p text:style-name="P3">P.R.I., expeça-se mandado de prisão. Com a recaptura do apenado, designe-se data de audiência de justific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00:16.703000000</meta:creation-date>
    <dc:date>2020-01-17T08:26:11.464000000</dc:date>
    <meta:editing-duration>PT25M55S</meta:editing-duration>
    <meta:editing-cycles>1</meta:editing-cycles>
    <meta:document-statistic meta:table-count="0" meta:image-count="0" meta:object-count="0" meta:page-count="1" meta:paragraph-count="10" meta:word-count="382" meta:character-count="2271" meta:non-whitespace-character-count="1898"/>
    <meta:generator>LibreOffice/6.0.3.2$Windows_X86_64 LibreOffice_project/8f48d515416608e3a835360314dac7e47fd0b821</meta:generator>
  </office:meta>
</office:document-meta>
</file>